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32<text:line-break/></text:span>Arco 131 – Non risulta il finanziatore. Affresco con parte di stemma nobilia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37:59.09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6" meta:character-count="88"/>
  </office:meta>
</office:document-meta>
</file>